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65cm" fo:min-width="1.81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18cm" fo:min-width="1.95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99cm" fo:min-width="1.81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6cm" fo:min-width="2.13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3cm" fo:min-width="1.542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99cm" fo:min-width="1.949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top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98cm" fo:min-width="5.548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botto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08cm" fo:min-width="2.306cm" fo:padding-top="0.151cm" fo:padding-bottom="0.151cm" fo:padding-left="0.276cm" fo:padding-right="0.276cm"/>
    </style:style>
    <style:style style:name="gr12" style:family="graphic" style:parent-style-name="objectwithoutfill">
      <style:graphic-properties draw:stroke="none" draw:fill="none" fo:min-height="0.771cm"/>
    </style:style>
    <style:style style:name="gr13" style:family="graphic" style:parent-style-name="objectwithoutfill">
      <style:graphic-properties draw:stroke="none" draw:fill="none" draw:textarea-vertical-align="bottom" fo:min-height="0.771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99cm" fo:min-width="0.649cm" fo:padding-top="0.151cm" fo:padding-bottom="0.151cm" fo:padding-left="0.276cm" fo:padding-right="0.27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Fine_20_Dashe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98cm" fo:min-width="2.749cm" fo:padding-top="0.151cm" fo:padding-bottom="0.151cm" fo:padding-left="0.276cm" fo:padding-right="0.276cm"/>
    </style:style>
    <style:style style:name="gr18" style:family="graphic" style:parent-style-name="objectwithoutfill">
      <style:graphic-properties draw:stroke="none" draw:fill="none" draw:textarea-vertical-align="bottom" fo:min-height="0.916cm"/>
    </style:style>
    <style:style style:name="gr19" style:family="graphic" style:parent-style-name="objectwithoutfill">
      <style:graphic-properties draw:stroke="none" draw:fill="none" fo:min-height="0.916cm"/>
    </style:style>
    <style:style style:name="gr20" style:family="graphic" style:parent-style-name="objectwithoutfill">
      <style:graphic-properties draw:stroke="none" draw:fill="none" fo:min-height="1.68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Bitstream Charter" fo:font-size="18pt" fo:font-style="italic" fo:font-weight="bold"/>
    </style:style>
    <style:style style:name="P3" style:family="paragraph">
      <loext:graphic-properties draw:fill="none"/>
      <style:paragraph-properties fo:text-align="center"/>
      <style:text-properties style:font-name="Bitstream Charter" fo:font-style="italic" fo:font-weight="bold"/>
    </style:style>
    <style:style style:name="P4" style:family="paragraph">
      <loext:graphic-properties draw:fill="none"/>
      <style:paragraph-properties fo:text-align="center"/>
      <style:text-properties style:font-name="Bitstream Charter" fo:font-size="11pt" fo:font-style="italic" fo:font-weight="bold" style:font-size-asian="11pt" style:font-size-complex="11pt"/>
    </style:style>
    <style:style style:name="P5" style:family="paragraph">
      <loext:graphic-properties draw:fill="none"/>
      <style:paragraph-properties fo:text-align="center"/>
      <style:text-properties style:font-name="Bitstream Charter" fo:font-size="15pt" fo:font-style="italic" fo:font-weight="bold" style:font-size-asian="15pt" style:font-weight-asian="normal" style:font-size-complex="15pt" style:font-weight-complex="normal"/>
    </style:style>
    <style:style style:name="P6" style:family="paragraph">
      <loext:graphic-properties draw:fill="none"/>
      <style:paragraph-properties fo:text-align="center"/>
      <style:text-properties style:font-name="Bitstream Charter" fo:font-size="15pt" fo:font-style="italic" fo:font-weight="bold" style:font-size-asian="15pt" style:font-size-complex="15pt"/>
    </style:style>
    <style:style style:name="P7" style:family="paragraph">
      <loext:graphic-properties draw:fill="none"/>
      <style:paragraph-properties fo:text-align="center"/>
      <style:text-properties style:font-name="Bitstream Charter" fo:font-size="18pt" fo:font-style="normal" fo:font-weight="bold" style:font-size-asian="18pt" style:font-weight-asian="bold" style:font-size-complex="18pt" style:font-weight-complex="600"/>
    </style:style>
    <style:style style:name="P8" style:family="paragraph">
      <loext:graphic-properties draw:fill="none"/>
      <style:paragraph-properties fo:text-align="center"/>
      <style:text-properties style:font-name="Bitstream Charter" fo:font-size="18pt" fo:font-style="italic" fo:font-weight="bold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style:text-position="0% 100%" style:font-name="Bitstream Charter" fo:font-size="15pt" fo:font-style="italic" fo:font-weight="bold" style:font-size-asian="15pt" style:font-size-complex="15pt"/>
    </style:style>
    <style:style style:name="P11" style:family="paragraph">
      <style:paragraph-properties fo:text-align="center"/>
      <style:text-properties fo:color="#000000" fo:background-color="#000000"/>
    </style:style>
    <style:style style:name="T1" style:family="text">
      <style:text-properties style:font-name="Bitstream Charter" fo:font-size="11pt" fo:font-style="italic" fo:font-weight="bold" style:font-size-asian="11pt" style:font-size-complex="11pt"/>
    </style:style>
    <style:style style:name="T2" style:family="text">
      <style:text-properties style:font-name="Bitstream Charter" fo:font-size="15pt" fo:font-style="italic" fo:font-weight="bold" style:font-size-asian="15pt" style:font-weight-asian="normal" style:font-size-complex="15pt" style:font-weight-complex="normal"/>
    </style:style>
    <style:style style:name="T3" style:family="text">
      <style:text-properties style:font-name="Bitstream Charter" fo:font-size="15pt" fo:font-style="italic" fo:font-weight="bold" style:font-size-asian="15pt" style:font-size-complex="15pt"/>
    </style:style>
    <style:style style:name="T4" style:family="text">
      <style:text-properties style:font-name="Bitstream Charter" fo:font-style="italic" fo:font-weight="bold"/>
    </style:style>
    <style:style style:name="T5" style:family="text">
      <style:text-properties style:text-position="-33% 58%" style:font-name="Bitstream Charter" fo:font-style="italic" fo:font-weight="bold"/>
    </style:style>
    <style:style style:name="T6" style:family="text">
      <style:text-properties style:font-name="Bitstream Charter" fo:font-size="18pt" fo:font-style="normal" fo:font-weight="bold" style:font-size-asian="18pt" style:font-weight-asian="bold" style:font-size-complex="18pt" style:font-weight-complex="600"/>
    </style:style>
    <style:style style:name="T7" style:family="text">
      <style:text-properties style:font-name="Bitstream Charter" fo:font-size="18pt" fo:font-style="italic" fo:font-weight="bold" style:font-size-asian="18pt" style:font-size-complex="18pt"/>
    </style:style>
    <style:style style:name="T8" style:family="text">
      <style:text-properties style:text-position="0% 100%" style:font-name="Bitstream Charter" fo:font-style="italic" fo:font-weight="bold"/>
    </style:style>
    <style:style style:name="T9" style:family="text">
      <style:text-properties style:text-position="-33% 58%" style:font-name="Bitstream Charter" fo:font-size="15pt" fo:font-style="italic" fo:font-weight="bold" style:font-size-asian="15pt" style:font-size-complex="15pt"/>
    </style:style>
    <style:style style:name="T10" style:family="text">
      <style:text-properties style:text-position="0% 100%" style:font-name="Bitstream Charter" fo:font-size="15pt" fo:font-style="italic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5cm" svg:height="0.703cm" svg:x="1.2cm" svg:y="2.405cm">
          <text:p text:style-name="P1"><text:span text:style-name="T1">Input Sig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70.217166494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3.7cm" svg:y1="2.756cm" svg:x2="4.922cm" svg:y2="2.756cm" draw:start-shape="id1" draw:start-glue-point="1" draw:end-shape="id2" draw:end-glue-point="3" svg:d="M3700 2756h1222" svg:viewBox="0 0 1223 1">
          <text:p/>
        </draw:connector>
        <draw:custom-shape draw:style-name="gr3" draw:text-style-name="P4" xml:id="id3" draw:id="id3" draw:layer="layout" svg:width="2.683cm" svg:height="0.894cm" svg:x="1.2cm" svg:y="3.715cm">
          <text:p text:style-name="P1"><text:span text:style-name="T1">First Guess</text:span></text:p>
          <text:p text:style-name="P1"><text:span text:style-name="T1">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70.217166494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s" svg:x1="3.883cm" svg:y1="4.162cm" svg:x2="5.218cm" svg:y2="4.162cm" draw:start-shape="id3" draw:start-glue-point="1" draw:end-shape="id4" draw:end-glue-point="3" svg:d="M3883 4162h527 280 528" svg:viewBox="0 0 1336 1">
          <text:p/>
        </draw:connector>
        <draw:custom-shape draw:style-name="gr4" draw:text-style-name="P5" xml:id="id5" draw:id="id5" draw:layer="layout" svg:width="2.364cm" svg:height="2.3cm" svg:x="8.872cm" svg:y="2.309cm">
          <draw:glue-point draw:id="4" svg:x="-5cm" svg:y="-3.055cm"/>
          <draw:glue-point draw:id="5" svg:x="-5cm" svg:y="3.055cm"/>
          <text:p text:style-name="P1"><text:span text:style-name="T2">Matched</text:span></text:p>
          <text:p text:style-name="P1"><text:span text:style-name="T2">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7.311cm" svg:y1="4.162cm" svg:x2="8.872cm" svg:y2="4.161cm" draw:start-shape="id4" draw:start-glue-point="1" draw:end-shape="id5" draw:end-glue-point="5" svg:d="M7311 4162h781v-1h780" svg:viewBox="0 0 1562 2">
          <text:p/>
        </draw:connector>
        <draw:connector draw:style-name="gr2" draw:text-style-name="P3" draw:layer="layout" svg:x1="7.606cm" svg:y1="2.756cm" svg:x2="8.872cm" svg:y2="2.757cm" draw:start-shape="id2" draw:start-glue-point="1" draw:end-shape="id5" draw:end-glue-point="4" svg:d="M7606 2756h634v1h632" svg:viewBox="0 0 1267 2">
          <text:p/>
        </draw:connector>
        <draw:custom-shape draw:style-name="gr5" draw:text-style-name="P2" xml:id="id2" draw:id="id2" draw:layer="layout" svg:width="2.684cm" svg:height="0.767cm" svg:x="4.922cm" svg:y="2.373cm">
          <text:p text:style-name="P1"><text:span text:style-name="T1">Preprocess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" draw:id="id4" draw:layer="layout" svg:width="2.093cm" svg:height="0.894cm" svg:x="5.218cm" svg:y="3.715cm">
          <draw:glue-point draw:id="4" svg:x="2.56cm" svg:y="4.899cm"/>
          <draw:glue-point draw:id="5" svg:x="-2.694cm" svg:y="4.899cm"/>
          <text:p text:style-name="P1"><text:span text:style-name="T1">Pattern</text:span></text:p>
          <text:p text:style-name="P1"><text:span text:style-name="T1">Sel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6" draw:id="id6" draw:layer="layout" svg:width="2.5cm" svg:height="2.3cm" svg:x="13.4cm" svg:y="2.309cm">
          <text:p text:style-name="P1"><text:span text:style-name="T3">Find</text:span></text:p>
          <text:p text:style-name="P1"><text:span text:style-name="T3">Maxima</text:span></text:p>
          <text:p text:style-name="P1"><text:span text:style-name="T3">Val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xml:id="id9" draw:id="id9" draw:layer="layout" svg:x1="11.236cm" svg:y1="3.459cm" svg:x2="13.4cm" svg:y2="3.459cm" draw:start-shape="id5" draw:start-glue-point="1" draw:end-shape="id6" draw:end-glue-point="3" svg:d="M11236 3459h2164" svg:viewBox="0 0 2165 1">
          <text:p/>
        </draw:connector>
        <draw:custom-shape draw:style-name="gr7" draw:text-style-name="P6" xml:id="id7" draw:id="id7" draw:layer="layout" svg:width="2.5cm" svg:height="2.3cm" svg:x="17.603cm" svg:y="2.309cm">
          <text:p text:style-name="P1"><text:span text:style-name="T3">Threshold</text:span></text:p>
          <text:p text:style-name="P1"><text:span text:style-name="T3">Sel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15.9cm" svg:y1="3.459cm" svg:x2="17.603cm" svg:y2="3.459cm" draw:start-shape="id6" draw:start-glue-point="1" draw:end-shape="id7" draw:end-glue-point="3" svg:d="M15900 3459h1703" svg:viewBox="0 0 1704 1">
          <text:p/>
        </draw:connector>
        <draw:custom-shape draw:style-name="gr7" draw:text-style-name="P6" xml:id="id8" draw:id="id8" draw:layer="layout" svg:width="2.5cm" svg:height="2.3cm" svg:x="21.5cm" svg:y="2.309cm">
          <text:p text:style-name="P1"><text:span text:style-name="T3">Beat</text:span></text:p>
          <text:p text:style-name="P1"><text:span text:style-name="T3">Sel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20.103cm" svg:y1="3.459cm" svg:x2="21.5cm" svg:y2="3.459cm" draw:start-shape="id7" draw:start-glue-point="1" draw:end-shape="id8" svg:d="M20103 3459h1397" svg:viewBox="0 0 1398 1">
          <text:p/>
        </draw:connector>
        <draw:connector draw:style-name="gr2" draw:text-style-name="P3" draw:layer="layout" draw:line-skew="-0.482cm" svg:x1="12.318cm" svg:y1="3.459cm" svg:x2="22.75cm" svg:y2="2.309cm" draw:start-shape="id9" draw:start-glue-point="0" draw:end-shape="id8" draw:end-glue-point="0" svg:d="M12318 3459v-2159h10432v1009" svg:viewBox="0 0 10433 2160">
          <text:p/>
        </draw:connector>
        <draw:custom-shape draw:style-name="gr9" draw:text-style-name="P6" xml:id="id10" draw:id="id10" draw:layer="layout" svg:width="6.1cm" svg:height="1.8cm" svg:x="10cm" svg:y="8.109cm">
          <text:p text:style-name="P1"><text:span text:style-name="T3">Pattern Refin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xml:id="id11" draw:id="id11" draw:layer="layout" draw:line-skew="0.681cm" svg:x1="24cm" svg:y1="3.459cm" svg:x2="16.1cm" svg:y2="9.009cm" draw:start-shape="id8" draw:start-glue-point="1" draw:end-shape="id10" draw:end-glue-point="1" svg:d="M24000 3459h1209v5550h-9109" svg:viewBox="0 0 9110 5551">
          <text:p text:style-name="P1"><text:span text:style-name="T4">d</text:span><text:span text:style-name="T5">0</text:span><text:span text:style-name="T4">(n)</text:span></text:p>
        </draw:connector>
        <draw:connector draw:style-name="gr10" draw:text-style-name="P7" draw:layer="layout" svg:x1="10cm" svg:y1="9.009cm" svg:x2="5.701cm" svg:y2="4.599cm" draw:start-shape="id10" draw:start-glue-point="3" draw:end-shape="id4" draw:end-glue-point="5" svg:d="M10000 9009h-4299v-4410" svg:viewBox="0 0 4300 4411">
          <text:p text:style-name="P1"><text:span text:style-name="T6">P</text:span></text:p>
        </draw:connector>
        <draw:custom-shape draw:style-name="gr11" draw:text-style-name="P8" xml:id="id12" draw:id="id12" draw:layer="layout" svg:width="3.1cm" svg:height="1.252cm" svg:x="26.3cm" svg:y="5.609cm">
          <text:p text:style-name="P1"><text:span text:style-name="T7">Dete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70.217166494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5.209cm" svg:y1="6.234cm" svg:x2="26.3cm" svg:y2="6.235cm" draw:start-shape="id11" draw:start-glue-point="0" draw:end-shape="id12" draw:end-glue-point="3" svg:d="M25209 6234h546v1h545" svg:viewBox="0 0 1092 2">
          <text:p/>
        </draw:connector>
        <draw:frame draw:style-name="gr12" draw:text-style-name="P9" draw:layer="layout" svg:width="1.928cm" svg:height="1.021cm" svg:x="1.577cm" svg:y="4.579cm">
          <draw:text-box>
            <text:p text:style-name="P1"><text:span text:style-name="T8">p(n)</text:span></text:p>
          </draw:text-box>
        </draw:frame>
        <draw:frame draw:style-name="gr13" draw:text-style-name="P9" draw:layer="layout" svg:width="2.2cm" svg:height="1.021cm" svg:x="8.954cm" svg:y="1.3cm">
          <draw:text-box>
            <text:p text:style-name="P1"><text:span text:style-name="T4">Eq. 1</text:span></text:p>
          </draw:text-box>
        </draw:frame>
        <draw:custom-shape draw:style-name="gr14" draw:text-style-name="P6" xml:id="id13" draw:id="id13" draw:layer="layout" svg:width="1.2cm" svg:height="1.1cm" svg:x="14.05cm" svg:y="5.55cm">
          <text:p text:style-name="P1"><text:span text:style-name="T3">m</text:span><text:span text:style-name="T9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draw:layer="layout" svg:x1="14.65cm" svg:y1="5.55cm" svg:x2="14.65cm" svg:y2="4.609cm" draw:start-shape="id13" draw:start-glue-point="0" draw:end-shape="id6" draw:end-glue-point="2" svg:d="M14650 5550v-941" svg:viewBox="0 0 1 942">
          <text:p/>
        </draw:connector>
        <draw:custom-shape draw:style-name="gr14" draw:text-style-name="P10" xml:id="id14" draw:id="id14" draw:layer="layout" svg:width="1.2cm" svg:height="1.1cm" svg:x="9.454cm" svg:y="5.55cm">
          <text:p text:style-name="P1"><text:span text:style-name="T10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draw:layer="layout" svg:x1="10.054cm" svg:y1="5.55cm" svg:x2="10.054cm" svg:y2="4.609cm" draw:start-shape="id14" draw:start-glue-point="0" draw:end-shape="id5" draw:end-glue-point="2" svg:d="M10054 5550v-941" svg:viewBox="0 0 1 942">
          <text:p/>
        </draw:connector>
        <draw:custom-shape draw:style-name="gr14" draw:text-style-name="P10" xml:id="id15" draw:id="id15" draw:layer="layout" svg:width="1.2cm" svg:height="1.1cm" svg:x="6.2cm" svg:y="5.55cm">
          <text:p text:style-name="P1"><text:span text:style-name="T10">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draw:layer="layout" svg:x1="6.8cm" svg:y1="5.55cm" svg:x2="6.799cm" svg:y2="4.599cm" draw:start-shape="id15" draw:start-glue-point="0" draw:end-shape="id4" draw:end-glue-point="4" svg:d="M6800 5550v-470h-1v-481" svg:viewBox="0 0 2 952">
          <text:p/>
        </draw:connector>
        <draw:connector draw:style-name="gr15" draw:text-style-name="P9" draw:layer="layout" svg:x1="10.054cm" svg:y1="6.65cm" svg:x2="13.05cm" svg:y2="8.109cm" draw:start-shape="id14" draw:start-glue-point="2" draw:end-shape="id10" draw:end-glue-point="0" svg:d="M10054 6650v730h2996v729" svg:viewBox="0 0 2997 1460">
          <text:p/>
        </draw:connector>
        <draw:connector draw:style-name="gr16" draw:text-style-name="P11" draw:layer="layout" svg:x1="7.4cm" svg:y1="6.1cm" svg:x2="9.454cm" svg:y2="6.1cm" draw:start-shape="id15" draw:start-glue-point="1" draw:end-shape="id14" draw:end-glue-point="3" svg:d="M7400 6100h2054" svg:viewBox="0 0 2055 1">
          <text:p/>
        </draw:connector>
        <draw:connector draw:style-name="gr16" draw:text-style-name="P1" draw:layer="layout" svg:x1="10.654cm" svg:y1="6.1cm" svg:x2="14.05cm" svg:y2="6.1cm" draw:start-shape="id14" draw:start-glue-point="1" draw:end-shape="id13" draw:end-glue-point="3" svg:d="M10654 6100h3396" svg:viewBox="0 0 3397 1">
          <text:p/>
        </draw:connector>
        <draw:custom-shape draw:style-name="gr17" draw:text-style-name="P6" xml:id="id16" draw:id="id16" draw:layer="layout" svg:width="3.3cm" svg:height="1.8cm" svg:x="16.9cm" svg:y="5.2cm">
          <text:p text:style-name="P1"><text:span text:style-name="T3">User-defined</text:span></text:p>
          <text:p text:style-name="P1"><text:span text:style-name="T3">parame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5.25cm" svg:y1="6.1cm" svg:x2="16.9cm" svg:y2="6.1cm" draw:start-shape="id13" draw:start-glue-point="1" draw:end-shape="id16" draw:end-glue-point="3" svg:d="M15250 6100h1650" svg:viewBox="0 0 1651 1">
          <text:p/>
        </draw:connector>
        <draw:frame draw:style-name="gr18" draw:text-style-name="P9" draw:layer="layout" svg:width="2.2cm" svg:height="1.166cm" svg:x="11.2cm" svg:y="3.6cm">
          <draw:text-box>
            <text:p text:style-name="P1"><text:span text:style-name="T4">a</text:span><text:span text:style-name="T5">s</text:span><text:span text:style-name="T8">(n)</text:span></text:p>
          </draw:text-box>
        </draw:frame>
        <draw:frame draw:style-name="gr13" draw:text-style-name="P9" draw:layer="layout" svg:width="2.2cm" svg:height="1.021cm" svg:x="15.7cm" svg:y="3.679cm">
          <draw:text-box>
            <text:p text:style-name="P1"><text:span text:style-name="T4">b(n)</text:span></text:p>
          </draw:text-box>
        </draw:frame>
        <draw:frame draw:style-name="gr19" draw:text-style-name="P9" draw:layer="layout" svg:width="1.768cm" svg:height="1.166cm" svg:x="19.832cm" svg:y="3.634cm">
          <draw:text-box>
            <text:p text:style-name="P1"><text:span text:style-name="T4">t</text:span><text:span text:style-name="T5">b</text:span></text:p>
          </draw:text-box>
        </draw:frame>
        <draw:frame draw:style-name="gr20" draw:text-style-name="P9" draw:layer="layout" svg:width="2.287cm" svg:height="1.936cm" svg:x="26.613cm" svg:y="4.233cm">
          <draw:text-box>
            <text:p text:style-name="P1"><text:span text:style-name="T4">d</text:span><text:span text:style-name="T5">1</text:span><text:span text:style-name="T4">(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5cm" fo:page-height="1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7:18:38.472053006</meta:creation-date>
    <dc:date>2018-04-14T23:17:47.199575080</dc:date>
    <meta:editing-duration>PT1H32M32S</meta:editing-duration>
    <meta:editing-cycles>11</meta:editing-cycles>
    <meta:generator>LibreOffice/5.1.6.2$Linux_X86_64 LibreOffice_project/10m0$Build-2</meta:generator>
    <meta:document-statistic meta:object-count="38"/>
  </office:meta>
</office:document-meta>
</file>